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7bc65" draw:textarea-vertical-align="top" draw:auto-grow-height="false" fo:min-height="0.72cm" fo:min-width="4.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77bc65" draw:textarea-horizontal-align="left" draw:textarea-vertical-align="top" draw:auto-grow-height="false" fo:min-height="4.309cm" fo:min-width="4.5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textarea-horizontal-align="left" draw:textarea-vertical-align="top" draw:auto-grow-height="false" fo:min-height="2.25cm" fo:min-width="4.57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textarea-vertical-align="top" draw:auto-grow-height="false" fo:min-height="0.75cm" fo:min-width="4.57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textarea-horizontal-align="left" draw:textarea-vertical-align="top" draw:auto-grow-height="false" fo:min-height="2.368cm" fo:min-width="4.5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textarea-vertical-align="top" draw:auto-grow-height="false" fo:min-height="0.72cm" fo:min-width="4.5cm" style:writing-mode="lr-tb" loext:decorative="false"/>
      <style:paragraph-properties style:writing-mode="lr-tb"/>
    </style:style>
    <style:style style:name="gr7" style:family="graphic" style:parent-style-name="standard">
      <style:graphic-properties draw:textarea-vertical-align="top" draw:auto-grow-height="false" fo:min-height="0.72cm" fo:min-width="4.5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textarea-horizontal-align="left" draw:textarea-vertical-align="top" draw:auto-grow-height="false" fo:min-height="2.368cm" fo:min-width="4.5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textarea-vertical-align="top" draw:auto-grow-height="false" fo:min-height="0.72cm" fo:min-width="4.5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84cm" fo:min-width="5.98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84cm" fo:min-width="4.984cm" loext:decorative="false"/>
      <style:paragraph-properties style:writing-mode="lr-tb"/>
    </style:style>
    <style:style style:name="gr13" style:family="graphic" style:parent-style-name="standard" style:list-style-name="L1">
      <style:graphic-properties draw:textarea-horizontal-align="left" draw:textarea-vertical-align="top" draw:auto-grow-height="false" fo:min-height="2.427cm" fo:min-width="4.5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textarea-vertical-align="top" draw:auto-grow-height="false" fo:min-height="0.72cm" fo:min-width="4.5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Linienspitzen_20_3" draw:marker-end-width="0.3cm" draw:fill="none" draw:textarea-vertical-align="middle" loext:decorative="false"/>
    </style:style>
    <style:style style:name="gr16" style:family="graphic" style:parent-style-name="standard" style:list-style-name="L1">
      <style:graphic-properties draw:fill="solid" draw:fill-color="#b4c7dc" draw:textarea-horizontal-align="center" draw:textarea-vertical-align="middle" draw:auto-grow-height="false" fo:min-height="1cm" fo:min-width="4.57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fill="solid" draw:fill-color="#b4c7dc" draw:textarea-horizontal-align="center" draw:textarea-vertical-align="middle" draw:auto-grow-height="false" fo:min-height="1cm" fo:min-width="4.5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fill="solid" draw:fill-color="#b4c7dc" draw:textarea-horizontal-align="center" draw:textarea-vertical-align="middle" draw:auto-grow-height="false" fo:min-height="1cm" fo:min-width="4.5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fill="solid" draw:fill-color="#b4c7dc" draw:textarea-horizontal-align="center" draw:textarea-vertical-align="middle" draw:auto-grow-height="false" fo:min-height="1cm" fo:min-width="4.5cm" style:writing-mode="lr-tb" loext:decorative="false"/>
      <style:paragraph-properties style:writing-mode="lr-tb"/>
    </style:style>
    <style:style style:name="gr20" style:family="graphic" style:parent-style-name="standard">
      <style:graphic-properties draw:fill="none" loext:fill-use-slide-background="false" draw:textarea-horizontal-align="justify" draw:textarea-vertical-align="middle" draw:auto-grow-height="false" fo:min-height="6cm" fo:min-width="7cm" loext:decorative="false"/>
    </style:style>
    <style:style style:name="gr21" style:family="graphic" style:parent-style-name="standard">
      <style:graphic-properties draw:fill="solid" draw:fill-color="#ff0000" draw:textarea-vertical-align="middle" draw:auto-grow-height="false" fo:min-height="1.164cm" fo:min-width="0.914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vertical-align="middle" draw:auto-grow-height="false" fo:min-height="0.278cm" fo:min-width="0.5cm" loext:decorative="false"/>
      <style:paragraph-properties style:writing-mode="lr-tb"/>
    </style:style>
    <style:style style:name="gr23" style:family="graphic" style:parent-style-name="standard">
      <style:graphic-properties draw:fill="solid" draw:fill-color="#77bc65" draw:textarea-vertical-align="middle" draw:auto-grow-height="false" fo:min-height="0.278cm" fo:min-width="0.5cm" loext:decorative="false"/>
      <style:paragraph-properties style:writing-mode="lr-tb"/>
    </style:style>
    <style:style style:name="gr24" style:family="graphic" style:parent-style-name="standard">
      <style:graphic-properties draw:fill="solid" draw:fill-color="#ff860d" draw:textarea-vertical-align="middle" draw:auto-grow-height="false" fo:min-height="0.278cm" fo:min-width="0.5cm" loext:decorative="false"/>
    </style:style>
    <style:style style:name="gr25" style:family="graphic" style:parent-style-name="standard">
      <style:graphic-properties draw:fill="none" loext:fill-use-slide-background="false" draw:textarea-horizontal-align="justify" draw:textarea-vertical-align="top" draw:auto-grow-height="false" fo:min-height="6cm" fo:min-width="7cm" style:writing-mode="lr-tb" loext:decorative="false"/>
      <style:paragraph-properties style:writing-mode="lr-tb"/>
    </style:style>
    <style:style style:name="gr26" style:family="graphic" style:parent-style-name="standard">
      <style:graphic-properties draw:fill="solid" draw:fill-color="#ff860d" draw:textarea-vertical-align="middle" draw:auto-grow-height="false" fo:min-height="0.278cm" fo:min-width="0.5cm" loext:decorative="false"/>
      <style:paragraph-properties style:writing-mode="lr-tb"/>
    </style:style>
    <style:style style:name="gr27" style:family="graphic" style:parent-style-name="standard">
      <style:graphic-properties draw:fill="solid" draw:fill-color="#ffde59" draw:textarea-vertical-align="middle" draw:auto-grow-height="false" fo:min-height="0.278cm" fo:min-width="0.5cm" loext:decorative="false"/>
      <style:paragraph-properties style:writing-mode="lr-tb"/>
    </style:style>
    <style:style style:name="gr28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29" style:family="graphic" style:parent-style-name="standard">
      <style:graphic-properties draw:fill-color="#ffde59" draw:textarea-horizontal-align="justify" draw:textarea-vertical-align="middle" draw:auto-grow-height="false" fo:min-height="0.553cm" fo:min-width="0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7bc65"/>
      <style:paragraph-properties fo:text-align="center" style:writing-mode="lr-tb"/>
    </style:style>
    <style:style style:name="P3" style:family="paragraph">
      <style:paragraph-properties fo:text-align="start"/>
      <style:text-properties fo:font-size="10pt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solid" draw:fill-color="#77bc65"/>
      <style:paragraph-properties fo:text-align="start" style:writing-mode="lr-tb"/>
      <style:text-properties fo:font-size="10pt"/>
    </style:style>
    <style:style style:name="P6" style:family="paragraph">
      <style:paragraph-properties fo:text-align="justify"/>
    </style:style>
    <style:style style:name="P7" style:family="paragraph">
      <loext:graphic-properties draw:fill="solid" draw:fill-color="#77bc65"/>
      <style:paragraph-properties fo:text-align="justify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size="10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0pt" fo:hyphenate="false" loext:hyphenation-no-caps="false" loext:hyphenation-no-last-word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style:paragraph-properties fo:text-align="center"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2pt" fo:font-weight="bold"/>
    </style:style>
    <style:style style:name="P19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2pt" fo:font-weight="bold"/>
    </style:style>
    <style:style style:name="P20" style:family="paragraph">
      <style:paragraph-properties fo:text-align="center"/>
      <style:text-properties fo:font-size="12pt" fo:font-weight="bold"/>
    </style:style>
    <style:style style:name="P21" style:family="paragraph">
      <loext:graphic-properties draw:fill="solid" draw:fill-color="#ff0000"/>
      <style:paragraph-properties fo:text-align="center" style:writing-mode="lr-tb"/>
      <style:text-properties fo:font-size="12pt" fo:font-weight="bold"/>
    </style:style>
    <style:style style:name="P22" style:family="paragraph">
      <style:paragraph-properties fo:text-align="center"/>
      <style:text-properties fo:font-size="9pt"/>
    </style:style>
    <style:style style:name="P23" style:family="paragraph">
      <loext:graphic-properties draw:fill="solid" draw:fill-color="#77bc65"/>
      <style:paragraph-properties fo:text-align="center"/>
      <style:text-properties fo:font-size="9pt"/>
    </style:style>
    <style:style style:name="P24" style:family="paragraph">
      <loext:graphic-properties draw:fill="solid" draw:fill-color="#ff860d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 style:writing-mode="lr-tb"/>
    </style:style>
    <style:style style:name="P27" style:family="paragraph">
      <loext:graphic-properties draw:fill="solid" draw:fill-color="#ff860d"/>
      <style:paragraph-properties fo:text-align="center"/>
      <style:text-properties fo:font-size="9pt"/>
    </style:style>
    <style:style style:name="P28" style:family="paragraph">
      <loext:graphic-properties draw:fill="solid" draw:fill-color="#ffde59"/>
      <style:paragraph-properties fo:text-align="center"/>
      <style:text-properties fo:font-size="9pt"/>
    </style:style>
    <style:style style:name="P29" style:family="paragraph">
      <loext:graphic-properties draw:fill-color="#ffde59"/>
      <style:paragraph-properties fo:text-align="center"/>
      <style:text-properties fo:font-size="9pt"/>
    </style:style>
    <style:style style:name="T1" style:family="text">
      <style:text-properties fo:font-size="10pt" style:font-size-asian="11pt" style:font-size-complex="11pt"/>
    </style:style>
    <style:style style:name="T2" style:family="text">
      <style:text-properties fo:font-size="1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/>
    </style:style>
    <style:style style:name="T6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">
        <style:list-level-properties text:min-label-width="0.6cm"/>
        <style:text-properties fo:font-family="OpenSymbol" style:font-style-name="Regular" style:use-window-font-color="true" fo:font-size="13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0.97cm" svg:x="8.75cm" svg:y="11.721cm">
          <text:p text:style-name="P1">App.ini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cm" svg:height="4.559cm" svg:x="8.75cm" svg:y="12.691cm">
          <text:p text:style-name="P3"><text:span text:style-name="T1">Generelle Einstellungen zur <text:s/>App:</text:span></text:p>
          <text:p text:style-name="P3"><text:span text:style-name="T1"/></text:p>
          <text:list text:style-name="L1">
            <text:list-item>
              <text:p text:style-name="P3"><text:span text:style-name="T1">Startverhalten</text:span></text:p>
            </text:list-item>
          </text:list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cm" svg:height="0.97cm" svg:x="8.75cm" svg:y="11.721cm">
          <text:p text:style-name="P6">App.ini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0.97cm" svg:x="15.25cm" svg:y="11.721cm">
          <text:p text:style-name="P1">App.ini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cm" svg:height="4.559cm" svg:x="15.25cm" svg:y="12.691cm">
          <text:p text:style-name="P3"><text:span text:style-name="T1">Einstellungen des Users zur App</text:span></text:p>
          <text:p text:style-name="P3"><text:span text:style-name="T1"/></text:p>
          <text:list text:style-name="L1">
            <text:list-item>
              <text:p text:style-name="P3"><text:span text:style-name="T3">letztes Projekt</text:span><text:span text:style-name="T3"><text:line-break/></text:span><text:span text:style-name="T3"/></text:p>
            </text:list-item>
            <text:list-item>
              <text:p text:style-name="P8"><text:span text:style-name="T1">GIS-Verbindungseinstellungen</text:span></text:p>
            </text:list-item>
          </text:list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cm" svg:height="0.97cm" svg:x="15.25cm" svg:y="11.721cm">
          <text:p text:style-name="P6">User.ini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5.07cm" svg:height="2.5cm" svg:x="2cm" svg:y="4.6cm">
          <text:p text:style-name="P8"><text:span text:style-name="T1">Projekt-</text:span><text:span text:style-name="T4">Fachdaten</text:span></text:p>
          <text:p text:style-name="P8"><text:span text:style-name="T4"/></text:p>
          <text:p text:style-name="P8"><text:span text:style-name="T4"/></text:p>
          <text:p text:style-name="P9"><text:span text:style-name="T2"/></text:p>
          <text:list text:style-name="L2">
            <text:list-item>
              <text:p text:style-name="P10"><text:span text:style-name="T2">Projekttabellen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4" draw:layer="layout" svg:width="5.07cm" svg:height="1cm" svg:x="2cm" svg:y="3.6cm">
          <text:p text:style-name="P12">Projekt DB</text:p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5cm" svg:height="2.618cm" svg:x="8.75cm" svg:y="4.482cm">
          <text:p text:style-name="P8"><text:span text:style-name="T1">Anwendungsweite Projektdaten:</text:span></text:p>
          <text:p text:style-name="P8"><text:span text:style-name="T1"/></text:p>
          <text:list text:style-name="L1">
            <text:list-item>
              <text:p text:style-name="P8"><text:span text:style-name="T1">Typendefinitionen</text:span></text:p>
            </text:list-item>
            <text:list-item>
              <text:p text:style-name="P8"><text:span text:style-name="T1">generelle Datentabellen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4" draw:layer="layout" svg:width="5cm" svg:height="0.97cm" svg:x="8.75cm" svg:y="3.512cm">
          <text:p text:style-name="P12">App DB</text:p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5cm" svg:height="0.97cm" svg:x="15.25cm" svg:y="3.512cm">
          <text:p text:style-name="P1">App.ini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1" xml:id="id2" draw:id="id2" draw:layer="layout" svg:width="5cm" svg:height="2.618cm" svg:x="15.25cm" svg:y="4.482cm">
          <draw:glue-point draw:id="4" svg:x="4.94cm" svg:y="-1.421cm"/>
          <text:p text:style-name="P8"><text:span text:style-name="T1">Userweite Projektdaten:</text:span></text:p>
          <text:p text:style-name="P8"><text:span text:style-name="T1"/></text:p>
          <text:list text:style-name="L1">
            <text:list-item>
              <text:p text:style-name="P8"><text:span text:style-name="T1">Layerdefinitionen</text:span><text:span text:style-name="T1"><text:line-break/></text:span><text:span text:style-name="T1"/></text:p>
            </text:list-item>
            <text:list-item>
              <text:p text:style-name="P8"><text:span text:style-name="T1">Layerstile</text:span></text:p>
            </text:list-item>
          </text:list>
          <text:p text:style-name="P9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5cm" svg:height="0.97cm" svg:x="15.25cm" svg:y="3.512cm">
          <text:p text:style-name="P12">User DB</text:p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line draw:style-name="gr10" draw:text-style-name="P16" draw:layer="layout" svg:x1="7.772cm" svg:y1="2.243cm" svg:x2="7.772cm" svg:y2="18.5cm">
          <text:p/>
        </draw:line>
        <draw:line draw:style-name="gr10" draw:text-style-name="P16" draw:layer="layout" svg:x1="14.387cm" svg:y1="2cm" svg:x2="14.387cm" svg:y2="18.257cm">
          <text:p/>
        </draw:line>
        <draw:frame draw:style-name="gr11" draw:text-style-name="P17" draw:layer="layout" svg:width="6.25cm" svg:height="0.934cm" svg:x="8cm" svg:y="2.5cm">
          <draw:text-box>
            <text:p text:style-name="P1"><text:span text:style-name="T5">Anwendungsverzeichnis</text:span></text:p>
          </draw:text-box>
        </draw:frame>
        <draw:frame draw:style-name="gr12" draw:text-style-name="P17" draw:layer="layout" svg:width="6.5cm" svg:height="0.934cm" svg:x="14.5cm" svg:y="2.522cm">
          <draw:text-box>
            <text:p text:style-name="P1"><text:span text:style-name="T5">Benutzerverzeichnis</text:span></text:p>
          </draw:text-box>
        </draw:frame>
        <draw:custom-shape draw:style-name="gr1" draw:text-style-name="P2" draw:layer="layout" svg:width="5cm" svg:height="0.97cm" svg:x="22cm" svg:y="11.75cm">
          <text:p text:style-name="P1">App.ini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5cm" svg:height="4.559cm" svg:x="22cm" svg:y="12.72cm">
          <text:p text:style-name="P3"><text:span text:style-name="T1">Einstellungen des Users zur App</text:span></text:p>
          <text:p text:style-name="P3"><text:span text:style-name="T1"/></text:p>
          <text:list text:style-name="L1">
            <text:list-item>
              <text:p text:style-name="P3"><text:span text:style-name="T3">update Info</text:span><text:span text:style-name="T3"><text:line-break/></text:span><text:span text:style-name="T3"/></text:p>
            </text:list-item>
            <text:list-item>
              <text:p text:style-name="P8"><text:span text:style-name="T1">GIS-Verbindungseinstellungen</text:span></text:p>
            </text:list-item>
          </text:list>
          <text:p text:style-name="P4"><text:span text:style-name="T2"/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5cm" svg:height="0.97cm" svg:x="22cm" svg:y="11.75cm">
          <text:p text:style-name="P6">Global.ini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5cm" svg:height="0.97cm" svg:x="22cm" svg:y="3.453cm">
          <text:p text:style-name="P1">App.ini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3" draw:text-style-name="P11" xml:id="id1" draw:id="id1" draw:layer="layout" svg:width="5cm" svg:height="2.677cm" svg:x="22cm" svg:y="4.423cm">
          <draw:glue-point draw:id="4" svg:x="-5cm" svg:y="-1.178cm"/>
          <text:p text:style-name="P8"><text:span text:style-name="T1">Systemweite Projektdaten:</text:span></text:p>
          <text:p text:style-name="P8"><text:span text:style-name="T1"/></text:p>
          <text:list text:style-name="L1">
            <text:list-item>
              <text:p text:style-name="P8"><text:span text:style-name="T1">Layerstile</text:span></text:p>
            </text:list-item>
          </text:list>
          <text:p text:style-name="P8"><text:span text:style-name="T1"/></text:p>
          <text:list text:style-name="L2">
            <text:list-item>
              <text:p text:style-name="P10"><text:span text:style-name="T1">InfoBtn-Tabelle</text:span></text:p>
            </text:list-item>
            <text:list-item>
              <text:p text:style-name="P10"><text:span text:style-name="T1">Type-Tabellen</text:span></text:p>
            </text:list-item>
          </text:list>
          <text:p text:style-name="P9"><text:span text:style-name="T2"/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5cm" svg:height="0.97cm" svg:x="22cm" svg:y="3.453cm">
          <text:p text:style-name="P12">Global DB</text:p>
          <text:p text:style-name="P13"/>
          <text:p text:style-name="P13"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5.484cm" svg:height="0.934cm" svg:x="21.95cm" svg:y="2.522cm">
          <draw:text-box>
            <text:p text:style-name="P1"><text:span text:style-name="T5">Server/Internet</text:span></text:p>
          </draw:text-box>
        </draw:frame>
        <draw:line draw:style-name="gr10" draw:text-style-name="P16" draw:layer="layout" svg:x1="21.187cm" svg:y1="2.001cm" svg:x2="21.187cm" svg:y2="18.258cm">
          <text:p/>
        </draw:line>
        <draw:connector draw:style-name="gr15" draw:text-style-name="P16" draw:layer="layout" draw:type="lines" svg:x1="22cm" svg:y1="5.446cm" svg:x2="20.22cm" svg:y2="5.419cm" draw:start-shape="id1" draw:start-glue-point="4" draw:end-shape="id2" draw:end-glue-point="4" svg:d="M22000 5446h-501l-748-27h-531" svg:viewBox="0 0 1781 28">
          <text:p/>
        </draw:connector>
        <draw:custom-shape draw:style-name="gr16" draw:text-style-name="P19" draw:layer="layout" svg:width="5.07cm" svg:height="1.25cm" svg:x="2cm" svg:y="8.7cm">
          <text:p text:style-name="P18"><text:span text:style-name="T6">DmBaseProject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5cm" svg:height="1.25cm" svg:x="8.75cm" svg:y="8.7cm">
          <text:p text:style-name="P18"><text:span text:style-name="T6">DmBaseApp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5cm" svg:height="1.25cm" svg:x="15.25cm" svg:y="8.7cm">
          <text:p text:style-name="P18"><text:span text:style-name="T6">DmBaseUs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cm" svg:height="1.25cm" svg:x="22cm" svg:y="8.7cm">
          <text:p text:style-name="P18"><text:span text:style-name="T6">DmBaseGlobal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20" draw:text-style-name="P16" draw:layer="layout" svg:width="7.5cm" svg:height="6.25cm" svg:x="2.75cm" svg:y="7.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2cm" svg:height="2cm" svg:x="5.25cm" svg:y="9.25cm">
          <text:p text:style-name="P20"><text:span text:style-name="T6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2" xml:id="id13" draw:id="id13" draw:layer="layout" svg:width="0.999cm" svg:height="0.999cm" svg:x="14.5cm" svg:y="17.25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3" xml:id="id3" draw:id="id3" draw:layer="layout" svg:width="0.999cm" svg:height="0.999cm" svg:x="2.751cm" svg:y="2.50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3" xml:id="id5" draw:id="id5" draw:layer="layout" svg:width="0.999cm" svg:height="0.999cm" svg:x="6.668cm" svg:y="2.50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3" xml:id="id6" draw:id="id6" draw:layer="layout" svg:width="0.999cm" svg:height="0.999cm" svg:x="10.584cm" svg:y="2.50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3" xml:id="id8" draw:id="id8" draw:layer="layout" svg:width="0.999cm" svg:height="0.999cm" svg:x="14.501cm" svg:y="2.50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3" xml:id="id11" draw:id="id11" draw:layer="layout" svg:width="0.999cm" svg:height="0.999cm" svg:x="18.418cm" svg:y="2.50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3" xml:id="id10" draw:id="id10" draw:layer="layout" svg:width="0.999cm" svg:height="0.999cm" svg:x="22.334cm" svg:y="2.50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3" xml:id="id12" draw:id="id12" draw:layer="layout" svg:width="0.999cm" svg:height="0.999cm" svg:x="26.251cm" svg:y="2.50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4" draw:text-style-name="P24" draw:layer="layout" svg:width="0.999cm" svg:height="0.999cm" svg:x="3.751cm" svg:y="12.0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6" xml:id="id7" draw:id="id7" draw:layer="layout" svg:width="7.5cm" svg:height="6.25cm" svg:x="11.25cm" svg:y="7.25cm">
          <text:p text:style-name="P25">PC 2</text:p>
          <draw:enhanced-geometry svg:viewBox="0 0 21600 21600" draw:type="rectangle" draw:enhanced-path="M 0 0 L 21600 0 21600 21600 0 21600 0 0 Z N"/>
        </draw:custom-shape>
        <draw:custom-shape draw:style-name="gr21" draw:text-style-name="P21" xml:id="id20" draw:id="id20" draw:layer="layout" svg:width="2cm" svg:height="2cm" svg:x="13.75cm" svg:y="9.25cm">
          <text:p text:style-name="P20"><text:span text:style-name="T6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19" draw:id="id19" draw:layer="layout" svg:width="0.999cm" svg:height="0.999cm" svg:x="12.25cm" svg:y="12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28" xml:id="id21" draw:id="id21" draw:layer="layout" svg:width="0.999cm" svg:height="0.999cm" svg:x="16.5cm" svg:y="7.75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28" xml:id="id22" draw:id="id22" draw:layer="layout" svg:width="0.999cm" svg:height="0.999cm" svg:x="17.25cm" svg:y="9.75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28" xml:id="id23" draw:id="id23" draw:layer="layout" svg:width="0.999cm" svg:height="0.999cm" svg:x="16.751cm" svg:y="12.00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6" xml:id="id4" draw:id="id4" draw:layer="layout" svg:width="7.5cm" svg:height="6.25cm" svg:x="2.75cm" svg:y="7.25cm">
          <text:p text:style-name="P25">PC 1</text:p>
          <draw:enhanced-geometry svg:viewBox="0 0 21600 21600" draw:type="rectangle" draw:enhanced-path="M 0 0 L 21600 0 21600 21600 0 21600 0 0 Z N"/>
        </draw:custom-shape>
        <draw:custom-shape draw:style-name="gr21" draw:text-style-name="P21" xml:id="id14" draw:id="id14" draw:layer="layout" svg:width="2cm" svg:height="2cm" svg:x="5.25cm" svg:y="9.25cm">
          <text:p text:style-name="P20"><text:span text:style-name="T6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18" draw:id="id18" draw:layer="layout" svg:width="0.999cm" svg:height="0.999cm" svg:x="3.751cm" svg:y="12.00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6" xml:id="id9" draw:id="id9" draw:layer="layout" svg:width="7.5cm" svg:height="6.25cm" svg:x="19.75cm" svg:y="7.25cm">
          <text:p text:style-name="P25">PC 3</text:p>
          <draw:enhanced-geometry svg:viewBox="0 0 21600 21600" draw:type="rectangle" draw:enhanced-path="M 0 0 L 21600 0 21600 21600 0 21600 0 0 Z N"/>
        </draw:custom-shape>
        <draw:custom-shape draw:style-name="gr21" draw:text-style-name="P21" xml:id="id24" draw:id="id24" draw:layer="layout" svg:width="2cm" svg:height="2cm" svg:x="22.25cm" svg:y="9.25cm">
          <text:p text:style-name="P20"><text:span text:style-name="T6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7" xml:id="id25" draw:id="id25" draw:layer="layout" svg:width="0.999cm" svg:height="0.999cm" svg:x="20.751cm" svg:y="12.00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28" xml:id="id28" draw:id="id28" draw:layer="layout" svg:width="0.999cm" svg:height="0.999cm" svg:x="25cm" svg:y="7.75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28" xml:id="id27" draw:id="id27" draw:layer="layout" svg:width="0.999cm" svg:height="0.999cm" svg:x="25.75cm" svg:y="9.75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28" xml:id="id26" draw:id="id26" draw:layer="layout" svg:width="0.999cm" svg:height="0.999cm" svg:x="25.251cm" svg:y="12.001cm">
          <text:p text:style-name="P22"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" draw:text-style-name="P16" draw:layer="layout" draw:type="line" svg:x1="3.251cm" svg:y1="3.5cm" svg:x2="6.5cm" svg:y2="7.25cm" draw:start-shape="id3" draw:start-glue-point="7" draw:end-shape="id4" draw:end-glue-point="0" svg:d="M3251 3500l3249 3750" svg:viewBox="0 0 3250 3751">
          <text:p/>
        </draw:connector>
        <draw:connector draw:style-name="gr10" draw:text-style-name="P16" draw:layer="layout" draw:type="line" svg:x1="7.168cm" svg:y1="3.5cm" svg:x2="6.5cm" svg:y2="7.25cm" draw:start-shape="id5" draw:start-glue-point="7" draw:end-shape="id4" draw:end-glue-point="0" svg:d="M7168 3500l-668 3750" svg:viewBox="0 0 669 3751">
          <text:p/>
        </draw:connector>
        <draw:connector draw:style-name="gr10" draw:text-style-name="P16" draw:layer="layout" draw:type="line" svg:x1="11.084cm" svg:y1="3.5cm" svg:x2="15cm" svg:y2="7.25cm" draw:start-shape="id6" draw:start-glue-point="7" draw:end-shape="id7" draw:end-glue-point="0" svg:d="M11084 3500l3916 3750" svg:viewBox="0 0 3917 3751">
          <text:p/>
        </draw:connector>
        <draw:connector draw:style-name="gr10" draw:text-style-name="P16" draw:layer="layout" draw:type="line" svg:x1="15.001cm" svg:y1="3.5cm" svg:x2="23.5cm" svg:y2="7.25cm" draw:start-shape="id8" draw:start-glue-point="7" draw:end-shape="id9" draw:end-glue-point="0" svg:d="M15001 3500l8499 3750" svg:viewBox="0 0 8500 3751">
          <text:p/>
        </draw:connector>
        <draw:connector draw:style-name="gr10" draw:text-style-name="P16" draw:layer="layout" draw:type="line" svg:x1="22.834cm" svg:y1="3.5cm" svg:x2="6.5cm" svg:y2="7.25cm" draw:start-shape="id10" draw:start-glue-point="7" draw:end-shape="id4" draw:end-glue-point="0" svg:d="M22834 3500l-16334 3750" svg:viewBox="0 0 16335 3751">
          <text:p/>
        </draw:connector>
        <draw:connector draw:style-name="gr10" draw:text-style-name="P16" draw:layer="layout" draw:type="line" svg:x1="15.001cm" svg:y1="3.5cm" svg:x2="15cm" svg:y2="7.25cm" draw:start-shape="id8" draw:start-glue-point="7" draw:end-shape="id7" draw:end-glue-point="0" svg:d="M15001 3500l-1 3750" svg:viewBox="0 0 2 3751">
          <text:p/>
        </draw:connector>
        <draw:connector draw:style-name="gr10" draw:text-style-name="P16" draw:layer="layout" draw:type="line" svg:x1="18.918cm" svg:y1="3.5cm" svg:x2="15cm" svg:y2="7.25cm" draw:start-shape="id11" draw:start-glue-point="7" draw:end-shape="id7" draw:end-glue-point="0" svg:d="M18918 3500l-3918 3750" svg:viewBox="0 0 3919 3751">
          <text:p/>
        </draw:connector>
        <draw:connector draw:style-name="gr10" draw:text-style-name="P16" draw:layer="layout" draw:type="line" svg:x1="26.751cm" svg:y1="3.5cm" svg:x2="23.5cm" svg:y2="7.25cm" draw:start-shape="id12" draw:start-glue-point="7" draw:end-shape="id9" draw:end-glue-point="0" svg:d="M26751 3500l-3251 3750" svg:viewBox="0 0 3252 3751">
          <text:p/>
        </draw:connector>
        <draw:connector draw:style-name="gr10" draw:text-style-name="P16" draw:layer="layout" draw:type="line" svg:x1="18.918cm" svg:y1="3.5cm" svg:x2="23.5cm" svg:y2="7.25cm" draw:start-shape="id11" draw:start-glue-point="7" draw:end-shape="id9" draw:end-glue-point="0" svg:d="M18918 3500l4582 3750" svg:viewBox="0 0 4583 3751">
          <text:p/>
        </draw:connector>
        <draw:connector draw:style-name="gr10" draw:text-style-name="P16" draw:layer="layout" draw:type="line" svg:x1="15cm" svg:y1="17.251cm" svg:x2="6.5cm" svg:y2="13.5cm" draw:start-shape="id13" draw:start-glue-point="5" draw:end-shape="id4" draw:end-glue-point="2" svg:d="M15000 17251l-8500-3751" svg:viewBox="0 0 8501 3752">
          <text:p/>
        </draw:connector>
        <draw:connector draw:style-name="gr10" draw:text-style-name="P16" draw:layer="layout" draw:type="line" svg:x1="15cm" svg:y1="13.5cm" svg:x2="15cm" svg:y2="17.251cm" draw:start-shape="id7" draw:start-glue-point="2" draw:end-shape="id13" draw:end-glue-point="5" svg:d="M15000 13500v3751" svg:viewBox="0 0 1 3752">
          <text:p/>
        </draw:connector>
        <draw:connector draw:style-name="gr10" draw:text-style-name="P16" draw:layer="layout" draw:type="line" svg:x1="23.5cm" svg:y1="13.5cm" svg:x2="15cm" svg:y2="17.251cm" draw:start-shape="id9" draw:start-glue-point="2" draw:end-shape="id13" draw:end-glue-point="5" svg:d="M23500 13500l-8500 3751" svg:viewBox="0 0 8501 3752">
          <text:p/>
        </draw:connector>
        <draw:connector draw:style-name="gr10" draw:text-style-name="P16" draw:layer="layout" draw:type="line" svg:x1="6.957cm" svg:y1="9.543cm" svg:x2="8.25cm" svg:y2="8.501cm" draw:start-shape="id14" draw:start-glue-point="11" draw:end-shape="id15" draw:end-glue-point="5" svg:d="M6957 9543l1293-1042" svg:viewBox="0 0 1294 1043">
          <text:p/>
        </draw:connector>
        <draw:connector draw:style-name="gr10" draw:text-style-name="P16" draw:layer="layout" draw:type="line" svg:x1="7.25cm" svg:y1="10.25cm" svg:x2="8.751cm" svg:y2="10.251cm" draw:start-shape="id14" draw:start-glue-point="10" draw:end-shape="id16" draw:end-glue-point="5" svg:d="M7250 10250l1501 1" svg:viewBox="0 0 1502 2">
          <text:p/>
        </draw:connector>
        <draw:connector draw:style-name="gr10" draw:text-style-name="P16" draw:layer="layout" draw:type="line" svg:x1="6.957cm" svg:y1="10.957cm" svg:x2="8.001cm" svg:y2="12.251cm" draw:start-shape="id14" draw:start-glue-point="9" draw:end-shape="id17" draw:end-glue-point="5" svg:d="M6957 10957l1044 1294" svg:viewBox="0 0 1045 1295">
          <text:p/>
        </draw:connector>
        <draw:connector draw:style-name="gr10" draw:text-style-name="P16" draw:layer="layout" draw:type="line" svg:x1="4.251cm" svg:y1="12.001cm" svg:x2="5.543cm" svg:y2="10.957cm" draw:start-shape="id18" draw:start-glue-point="5" draw:end-shape="id14" draw:end-glue-point="7" svg:d="M4251 12001l1292-1044" svg:viewBox="0 0 1293 1045">
          <text:p/>
        </draw:connector>
        <draw:connector draw:style-name="gr10" draw:text-style-name="P16" draw:layer="layout" draw:type="line" svg:x1="12.75cm" svg:y1="12cm" svg:x2="14.043cm" svg:y2="10.957cm" draw:start-shape="id19" draw:start-glue-point="5" draw:end-shape="id20" draw:end-glue-point="7" svg:d="M12750 12000l1293-1043" svg:viewBox="0 0 1294 1044">
          <text:p/>
        </draw:connector>
        <draw:connector draw:style-name="gr10" draw:text-style-name="P16" draw:layer="layout" draw:type="line" svg:x1="15.457cm" svg:y1="9.543cm" svg:x2="17cm" svg:y2="8.75cm" draw:start-shape="id20" draw:start-glue-point="11" draw:end-shape="id21" draw:end-glue-point="7" svg:d="M15457 9543l1543-793" svg:viewBox="0 0 1544 794">
          <text:p/>
        </draw:connector>
        <draw:connector draw:style-name="gr28" draw:text-style-name="P16" draw:layer="layout" draw:type="line" svg:x1="15.75cm" svg:y1="10.25cm" svg:x2="17.25cm" svg:y2="10.25cm" draw:start-shape="id20" draw:start-glue-point="10" draw:end-shape="id22" draw:end-glue-point="6" svg:d="M15750 10250h1500" svg:viewBox="0 0 1501 1">
          <text:p/>
        </draw:connector>
        <draw:connector draw:style-name="gr10" draw:text-style-name="P16" draw:layer="layout" draw:type="line" svg:x1="15.457cm" svg:y1="10.957cm" svg:x2="16.751cm" svg:y2="12.501cm" draw:start-shape="id20" draw:start-glue-point="9" draw:end-shape="id23" draw:end-glue-point="6" svg:d="M15457 10957l1294 1544" svg:viewBox="0 0 1295 1545">
          <text:p/>
        </draw:connector>
        <draw:connector draw:style-name="gr10" draw:text-style-name="P16" draw:layer="layout" draw:type="line" svg:x1="22.543cm" svg:y1="10.957cm" svg:x2="21.251cm" svg:y2="12.001cm" draw:start-shape="id24" draw:start-glue-point="7" draw:end-shape="id25" draw:end-glue-point="5" svg:d="M22543 10957l-1292 1044" svg:viewBox="0 0 1293 1045">
          <text:p/>
        </draw:connector>
        <draw:connector draw:style-name="gr10" draw:text-style-name="P16" draw:layer="layout" draw:type="line" svg:x1="23.957cm" svg:y1="10.957cm" svg:x2="25.251cm" svg:y2="12.501cm" draw:start-shape="id24" draw:start-glue-point="9" draw:end-shape="id26" draw:end-glue-point="6" svg:d="M23957 10957l1294 1544" svg:viewBox="0 0 1295 1545">
          <text:p/>
        </draw:connector>
        <draw:connector draw:style-name="gr10" draw:text-style-name="P16" draw:layer="layout" draw:type="line" svg:x1="24.25cm" svg:y1="10.25cm" svg:x2="25.75cm" svg:y2="10.25cm" draw:start-shape="id24" draw:start-glue-point="10" draw:end-shape="id27" draw:end-glue-point="6" svg:d="M24250 10250h1500" svg:viewBox="0 0 1501 1">
          <text:p/>
        </draw:connector>
        <draw:connector draw:style-name="gr10" draw:text-style-name="P16" draw:layer="layout" draw:type="line" svg:x1="23.957cm" svg:y1="9.543cm" svg:x2="25.5cm" svg:y2="8.75cm" draw:start-shape="id24" draw:start-glue-point="11" draw:end-shape="id28" draw:end-glue-point="7" svg:d="M23957 9543l1543-793" svg:viewBox="0 0 1544 794">
          <text:p/>
        </draw:connector>
        <draw:custom-shape draw:style-name="gr29" draw:text-style-name="P29" xml:id="id15" draw:id="id15" draw:layer="layout" svg:width="0.999cm" svg:height="0.999cm" svg:x="8.25cm" svg:y="8.001cm">
          <text:p text:style-name="P22">ini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9" draw:text-style-name="P29" xml:id="id16" draw:id="id16" draw:layer="layout" svg:width="0.999cm" svg:height="0.999cm" svg:x="8.751cm" svg:y="9.751cm">
          <text:p text:style-name="P22">ini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9" draw:text-style-name="P29" xml:id="id17" draw:id="id17" draw:layer="layout" svg:width="0.999cm" svg:height="0.999cm" svg:x="8.001cm" svg:y="11.751cm">
          <text:p text:style-name="P22">ini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4-25T12:05:33.904659894</meta:creation-date>
    <dc:date>2025-05-21T13:46:49.952000000</dc:date>
    <meta:editing-duration>PT4H46M6S</meta:editing-duration>
    <meta:editing-cycles>12</meta:editing-cycles>
    <meta:generator>LibreOffice/24.8.6.2$Windows_X86_64 LibreOffice_project/6d98ba145e9a8a39fc57bcc76981d1fb1316c60c</meta:generator>
    <meta:document-statistic meta:object-count="83"/>
  </office:meta>
</office:document-meta>
</file>